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7.119cm" style:rel-column-width="26518*"/>
    </style:style>
    <style:style style:name="Table1.B" style:family="table-column">
      <style:table-column-properties style:column-width="5.237cm" style:rel-column-width="19508*"/>
    </style:style>
    <style:style style:name="Table1.C" style:family="table-column">
      <style:table-column-properties style:column-width="5.237cm" style:rel-column-width="19509*"/>
    </style:style>
    <style:style style:name="Table1.A1" style:family="table-cell" style:data-style-name="N5100">
      <style:table-cell-properties fo:background-color="#e6e6ff" fo:padding="0cm" fo:border="none">
        <style:background-image/>
      </style:table-cell-properties>
    </style:style>
    <style:style style:name="Table1.B1" style:family="table-cell" style:data-style-name="N5100">
      <style:table-cell-properties fo:background-color="#e6e6ff" fo:padding="0cm" fo:border-left="0.002cm solid #800000" fo:border-right="none" fo:border-top="none" fo:border-bottom="none">
        <style:background-image/>
      </style:table-cell-properties>
    </style:style>
    <style:style style:name="Table1.A2" style:family="table-cell" style:data-style-name="N5100">
      <style:table-cell-properties fo:background-color="#e6e6ff" fo:padding="0cm" fo:border-left="none" fo:border-right="none" fo:border-top="0.002cm solid #800000" fo:border-bottom="none">
        <style:background-image/>
      </style:table-cell-properties>
    </style:style>
    <style:style style:name="Table1.B2" style:family="table-cell">
      <style:table-cell-properties fo:background-color="#ffffff" fo:padding="0cm" fo:border-left="0.002cm solid #800000" fo:border-right="none" fo:border-top="0.002cm solid #800000" fo:border-bottom="none">
        <style:background-image/>
      </style:table-cell-properties>
    </style:style>
    <style:style style:name="Table1.B3" style:family="table-cell" style:data-style-name="N5000">
      <style:table-cell-properties fo:background-color="#ffffff" fo:padding="0cm" fo:border-left="0.002cm solid #800000" fo:border-right="none" fo:border-top="none" fo:border-bottom="none">
        <style:background-image/>
      </style:table-cell-properties>
    </style:style>
    <style:style style:name="Table1.C3" style:family="table-cell">
      <style:table-cell-properties fo:background-color="#ffffff" fo:padding="0cm" fo:border-left="0.002cm solid #800000" fo:border-right="none" fo:border-top="none" fo:border-bottom="none">
        <style:background-image/>
      </style:table-cell-properties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1"/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2"/>
    <style:style style:name="P12" style:family="paragraph" style:parent-style-name="Text_20_body" style:list-style-name="L2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3"/>
    <style:style style:name="P16" style:family="paragraph" style:parent-style-name="Text_20_body">
      <style:paragraph-properties fo:margin-top="0cm" fo:margin-bottom="0cm"/>
    </style:style>
    <style:style style:name="P17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urpose</text:h>
      <text:p text:style-name="Text_20_body">The purpose of this project is to enhance a standard Mediawiki release with 'business grade' functionality:</text:p>
      <text:list text:style-name="L1">
        <text:list-item>
          <text:p text:style-name="P6">Enhanced security</text:p>
        </text:list-item>
        <text:list-item>
          <text:p text:style-name="P6">Enhanced manageability</text:p>
        </text:list-item>
        <text:list-item>
          <text:p text:style-name="P6">Enhanced accounting</text:p>
          <text:p text:style-name="P6"/>
        </text:list-item>
      </text:list>
      <text:h text:style-name="Heading_20_1" text:outline-level="1">Goals</text:h>
      <text:list text:style-name="L2">
        <text:list-item>
          <text:p text:style-name="P10">Enhance a Mediawiki installation with fine-grained permissions</text:p>
        </text:list-item>
        <text:list-item>
          <text:p text:style-name="P10">Enhance remote management capabilities</text:p>
        </text:list-item>
        <text:list-item>
          <text:p text:style-name="P10">Implement a simple to operate replication system</text:p>
        </text:list-item>
        <text:list-item>
          <text:p text:style-name="P10">Enhance logging capabilities</text:p>
        </text:list-item>
      </text:list>
      <text:p text:style-name="Text_20_body"/>
      <text:h text:style-name="Heading_20_1" text:outline-level="1">What missing from Mediawiki?</text:h>
      <text:p text:style-name="Text_20_body">Mediawiki is not designed with business level requirements in mind.</text:p>
      <text:list text:style-name="L3">
        <text:list-item>
          <text:p text:style-name="P14">Its permission functionality isn't fine-grained enough (e,g, not name-space-level)</text:p>
        </text:list-item>
        <text:list-item>
          <text:p text:style-name="P14">Out-of-box permissions allocated to the different user groups are not appropriate for business-grade operations (e.g. Everything is opened for 'read' access)</text:p>
        </text:list-item>
      </text:list>
      <text:p text:style-name="Text_20_body"/>
      <text:p text:style-name="Text_20_body"/>
      <text:h text:style-name="Heading_20_2" text:outline-level="2" text:is-list-header="true"/>
      <text:h text:style-name="P1" text:outline-level="2" text:is-list-header="true">Special page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float" office:value="0">
            <text:p text:style-name="P3">Special Page</text:p>
          </table:table-cell>
          <table:table-cell table:style-name="Table1.B1" office:value-type="float" office:value="0">
            <text:p text:style-name="P3">Notes</text:p>
          </table:table-cell>
          <table:table-cell table:style-name="Table1.B1" office:value-type="float" office:value="0">
            <text:p text:style-name="P3">Fix</text:p>
          </table:table-cell>
        </table:table-row>
        <table:table-row>
          <table:table-cell table:style-name="Table1.A2" office:value-type="float" office:value="0">
            <text:list text:style-name="L4">
              <text:list-item>
                <text:p text:style-name="P17"><text:a xlink:type="simple" xlink:href="http://rent-easy.com/action/view/Special:Allpages"><text:span text:style-name="T1">All pages</text:span></text:a><text:span text:style-name="T1"> </text:span></text:p>
              </text:list-item>
            </text:list>
          </table:table-cell>
          <table:table-cell table:style-name="Table1.B2" office:value-type="string">
            <text:p text:style-name="P4">Requires namespace level policing.</text:p>
          </table:table-cell>
          <table:table-cell table:style-name="Table1.B2" office:value-type="string">
            <text:p text:style-name="P5">SpecialAllpages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Fewestrevisions"><text:span text:style-name="T1">Articles with the fewest revision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Mostcategories"><text:span text:style-name="T1">Articles with the most categori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Mostrevisions"><text:span text:style-name="T1">Articles with the most revision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Booksources"><text:span text:style-name="T1">Book sourc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>--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BrokenRedirects"><text:span text:style-name="T1">Broken redirect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Categories"><text:span text:style-name="T1">Categori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Deadendpages"><text:span text:style-name="T1">Dead-end pag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Disambiguations"><text:span text:style-name="T1">Disambiguation pag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DoubleRedirects"><text:span text:style-name="T1">Double redirect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Export"><text:span text:style-name="T1">Export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Policing already in place based on 'read' right.</text:p>
          </table:table-cell>
          <table:table-cell table:style-name="Table1.C3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Imagelist"><text:span text:style-name="T1">File list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Newimages"><text:span text:style-name="T1">Gallery of new fil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Ipblocklist"><text:span text:style-name="T1">List of blocked IP addresses and usernam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policing.</text:p>
          </table:table-cell>
          <table:table-cell table:style-name="Table1.C3" office:value-type="string">
            <text:p text:style-name="P5">&lt;TODO&gt;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Listredirects"><text:span text:style-name="T1">List redirect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policing.</text:p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Userlogin"><text:span text:style-name="T1">Log in / create account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policing.</text:p>
          </table:table-cell>
          <table:table-cell table:style-name="Table1.C3" office:value-type="string">
            <text:p text:style-name="P5">&lt;TODO&gt;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Log"><text:span text:style-name="T1">Log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policing.</text:p>
          </table:table-cell>
          <table:table-cell table:style-name="Table1.C3" office:value-type="string">
            <text:p text:style-name="P5">&lt;TODO&gt;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Longpages"><text:span text:style-name="T1">Long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Only looks in NS_MAIN</text:p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MIMEsearch"><text:span text:style-name="T1">MIME search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>--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Mostlinkedcategories"><text:span text:style-name="T1">Most linked to categori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Mostimages"><text:span text:style-name="T1">Most linked to imag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Mostlinked"><text:span text:style-name="T1">Most linked to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Watchlist"><text:span text:style-name="T1">My watchlist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Newpages"><text:span text:style-name="T1">New pag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>SpecialNewpages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Ancientpages"><text:span text:style-name="T1">Oldest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Only looks in NS_MAIN</text:p>
          </table:table-cell>
          <table:table-cell table:style-name="Table1.C3" office:value-type="string">
            <text:p text:style-name="P5">--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Lonelypages"><text:span text:style-name="T1">Orphaned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Only looks in NS_MAIN</text:p>
          </table:table-cell>
          <table:table-cell table:style-name="Table1.C3" office:value-type="string">
            <text:p text:style-name="P5">--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Withoutinterwiki"><text:span text:style-name="T1">Pages without language link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Only looks in NS_MAIN</text:p>
          </table:table-cell>
          <table:table-cell table:style-name="Table1.C3" office:value-type="string">
            <text:p text:style-name="P5">--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Popularpages"><text:span text:style-name="T1">Popular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Preferences"><text:span text:style-name="T1">Preferenc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Prefixindex"><text:span text:style-name="T1">Prefix index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Protectedpages"><text:span text:style-name="T1">Protected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Pager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Random"><text:span text:style-name="T1">Random page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SpecialRandom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Randomredirect"><text:span text:style-name="T1">Random redirect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SpecialRandom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Recentchanges"><text:span text:style-name="T1">Recent chan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SpecialRecentchanges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Search"><text:span text:style-name="T1">Search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SearchEngin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Shortpages"><text:span text:style-name="T1">Short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Only looks in NS_MAIN</text:p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Statistics"><text:span text:style-name="T1">Statistic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SpecialStatistics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Allmessages"><text:span text:style-name="T1">System mess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Write protected through 'editinterface' right.</text:p>
          </table:table-cell>
          <table:table-cell table:style-name="Table1.C3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Uncategorizedcategories"><text:span text:style-name="T1">Uncategorized categori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Uncategorizedimages"><text:span text:style-name="T1">Uncategorized imag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Uncategorizedpages"><text:span text:style-name="T1">Uncategorized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Only looks in NS_MAIN</text:p>
          </table:table-cell>
          <table:table-cell table:style-name="Table1.C3" office:value-type="string">
            <text:p text:style-name="P5">--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Unusedcategories"><text:span text:style-name="T1">Unused categori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Unusedimages"><text:span text:style-name="T1">Unused fil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Unusedtemplates"><text:span text:style-name="T1">Unused templat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Upload"><text:span text:style-name="T1">Upload file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Contributions"><text:span text:style-name="T1">User contribution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Listusers"><text:span text:style-name="T1">User list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policing.</text:p>
          </table:table-cell>
          <table:table-cell table:style-name="Table1.C3" office:value-type="string">
            <text:p text:style-name="P5">&lt;TODO&gt;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Version"><text:span text:style-name="T1">Version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Wantedcategories"><text:span text:style-name="T1">Wanted categori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Wantedpages"><text:span text:style-name="T1">Wanted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QueryPage.php</text:p>
          </table:table-cell>
        </table:table-row>
      </table:table>
      <text:p text:style-name="P2"><text:a xlink:type="simple" xlink:href="http://rent-easy.com/action/view/Special:Allpages"/></text:p>
      <text:p text:style-name="P2"/>
      <text:p text:style-name="P2">Special:Undelete --&gt; enhanced with 'undelete' right??</text:p>
      <text:p text:style-name="P2"/>
      <text:p text:style-name="P2">Special:Recentchanges --&gt; filter 'log' entries ?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6-04T12:46:34</meta:creation-date>
    <dc:creator>Jean-Lou Dupont</dc:creator>
    <dc:date>2007-06-12T14:55:32</dc:date>
    <dc:language>en-US</dc:language>
    <meta:editing-cycles>84</meta:editing-cycles>
    <meta:editing-duration>PT1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122" meta:word-count="351" meta:character-count="2648"/>
  </office:meta>
</office:document-meta>
</file>